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ewish 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Mitchel Sloog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I have no prayer to offer, nor eulogy to pronounce,/ but I have thanks warm and deep felt to give. <text:s/>Why/ should I pray for the salvation of the soul of this young/ brother of ours? <text:s/>To doubt that he is already imparadised/ in happiness would be to deny Eternal Justice; to gain-/-say all of which reason and Holy Writ assure us concern-/-ing the loving-kindness and tender-mercies of a universal/ Parent. <text:s/>Could He have destined a life which, Alas! proved/ so short and painful, to a hereafter of greater sufferings?/ <text:s/>Far be from me, far be from any of you, fellow Israe-/-lites, that blasphemous thought. <text:s/>Mitchel Sloog/ <text:span text:style-name="T2">doubtless</text:span><text:span text:style-name="T4"> may have committed sins--and he would have been more/ than earthly had he always remained stainless, but his short-/-comings </text:span><text:span text:style-name="T2">proceeded in the main, from high spiritedness and</text:span><text:span text:style-name="T4"> did not proceed/ </text:span><text:span text:style-name="T2">not</text:span><text:span text:style-name="T4"> from an open contempt of the Law! <text:s/>In his eagerness to </text:span><text:span text:style-name="T2">earn an</text:span><text:span text:style-name="T4"> become/ </text:span><text:span text:style-name="T2">in</text:span><text:span text:style-name="T4"> self dependent and earn a sufficiency, </text:span><text:span text:style-name="T2">livelihood,</text:span><text:span text:style-name="T4"> he may have neglected, at times, some of the/ rules binding upon Israelites, but I, who knew him well,/ believe that his deeds were not misdeeds of rebellion./ <text:s/>His heart beat with love for his religion and his God./ <text:s/>As I confide in the goodness of the Adorable Lord, I bear within/ me a moral certainty that my young brother needs not my/ supplications for the salvation of his soul./</text:span></text:p>
      <text:p text:style-name="P6"><text:span text:style-name="T4"/></text:p>
      <text:p text:style-name="P6"><text:span text:style-name="T4">[Page 2]</text:span></text:p>
      <text:p text:style-name="P6"><text:span text:style-name="T4">I have no eulogy to pronounce, because funeral/ panegyrics must aim to reach a twofold object. <text:s/>First,/ </text:span><text:span text:style-name="T2">and foremost</text:span><text:span text:style-name="T4"> they must liking comfort to the surviving/ relatives of the deceased. <text:s/>Hearing that he whose departure/ they lament, receives a due acknowledgment of the virtues/ which adorned his </text:span><text:soft-page-break/><text:span text:style-name="T4">character, they will experience a melancholy/ satisfaction. <text:s/>And this allays in part the poignant grief/ at </text:span><text:span text:style-name="T2">the</text:span><text:span text:style-name="T4"> an irreparable loss sustained. <text:s/>Secondly, panegyrics must tend to/ improve those near and </text:span><text:span text:style-name="T2">n</text:span><text:span text:style-name="T4"> dear to the dead person. <text:s/>The reci-/-tal of his excellencies must arouse a feeling</text:span><text:span text:style-name="T2">s</text:span><text:span text:style-name="T4"> of emulation/ among individuals of the same blood, and a strong desire to/ perpetuate on earth the good qualities, which will have/ won for the departed a commensurate reward in heaven./ <text:s/>But a decree which we dare not question--so shortsighted and/ ignorant as we are--deprived Mitchel Sloog of all relatives/ of consanguinity. <text:s/>Father and mother had early preceded/ the unhappy </text:span><text:span text:style-name="T2">to</text:span><text:span text:style-name="T4"> boy to the land of spirits. <text:s/>Other branches/ of the parental household were soon cut off, and I shall/ not </text:span><text:span text:style-name="T2">add to the anguish of his friends,</text:span><text:span text:style-name="T4"> distress myself by recalling the un-/-natural and two years ago of his only brother./</text:span></text:p>
      <text:p text:style-name="P6"><text:span text:style-name="T4">But though neither supplications nor commendations will/ issue from my lips, I have thanks deep and most sincere./</text:span></text:p>
      <text:p text:style-name="P6"><text:span text:style-name="T4"/></text:p>
      <text:p text:style-name="P6"><text:span text:style-name="T4">[Page 3]</text:span></text:p>
      <text:p text:style-name="P6"><text:span text:style-name="T4">My thanks are given in the name of Humanity, which/ is </text:span><text:span text:style-name="T2">the</text:span><text:span text:style-name="T4"> three parts of the Law. <text:s/>My thanks are due to the/ Philadelphia institution, which did not permit the orphan/ child to be </text:span><text:span text:style-name="T2">lost to</text:span><text:span text:style-name="T4"> an outcast in a civilized community. <text:s/>You know that/ I speak of the Foster-Home, which some noble hearted women/ of our people planned, and which has gradually enlisted the/ feelings, personal exertions and liberal donations of very many/ of our brothers and sisters in faith. <text:s/>In that home Mitchel/ Sloog found a shelter and obtained support and education./ <text:s/>So when he grew to an age which necessitated his leaving that/ institute, he could be placed where his worth as an honest and/ industrious lad was fully recognized. <text:s/>I feel grateful to the Asylum,/ its patrons and directors. <text:s/>But warmer still are my thanks/ to those among his </text:span><text:span text:style-name="T2">coevals</text:span><text:span text:style-name="T4"> coreligionists, who proved stanch[sic!] friends--a posses-/-sion which the </text:span><text:span text:style-name="T2">departed</text:span><text:span text:style-name="T4"> young </text:span><text:span text:style-name="T5">Israelite</text:span><text:span text:style-name="T6"> infinitely valued. <text:s/>Those friends/ endeavoured to </text:span><text:span text:style-name="T3">cure</text:span><text:span text:style-name="T6"> mitigate his </text:span><text:span text:style-name="T3">ailments</text:span><text:span text:style-name="T6"> sufferings; they administered to his wants, smooth-/-ed his aching pillow, </text:span><text:span text:style-name="T3">watched over</text:span><text:span text:style-name="T6"> waited upon him at all hours, and, with a self-/denial deserving </text:span><text:span text:style-name="T3">of all praise</text:span><text:span text:style-name="T6"> eternal remembrance, watched his departing breath,/ and spent over his remains sleepless nights./</text:span></text:p>
      <text:p text:style-name="P6"><text:span text:style-name="T6">I trust that it will not be deemed invidious to make spe-/-cial mention of two who bestowed on Mitchel Sloog pa-/rental affection, and </text:span><text:span text:style-name="T3">with n</text:span><text:span text:style-name="T6"> disinterestedly tried to ease the inevitable agony/ of too early a death./</text:span></text:p>
      <text:p text:style-name="P6"><text:span text:style-name="T6"/></text:p>
      <text:p text:style-name="P6"><text:span text:style-name="T6">[Page 4]</text:span></text:p>
      <text:p text:style-name="P6"><text:span text:style-name="T6">I mean, Mr and Mrs Polano, in whose house/ the youth found a real home, surrounded with com-/-forts, and where a change of circumstances brought/ no change of treatment, but on the contrary, intensified/ a </text:span><text:span text:style-name="T3">wish longing</text:span><text:span text:style-name="T6"> disposition to anticipate the wishes of the ailing one. <text:s/>It is not for me to say/ how the Lord who delights in mercy will reward </text:span><text:span text:style-name="T3">all</text:span><text:span text:style-name="T6"> those who/ have nobly exercised that virtue. <text:s/>The consciousness of having/ done </text:span><text:span text:style-name="T3">good</text:span><text:span text:style-name="T6"> right, however is in itself a </text:span><text:span text:style-name="T3">remuneration</text:span><text:span text:style-name="T6"> prize, in comparison to which rubies </text:span><text:span text:style-name="T3">can-</text:span><text:span text:style-name="T6"> lose/</text:span><text:span text:style-name="T3">-not all</text:span><text:span text:style-name="T6"> their value. <text:s/>But as a servant of that religion which/ </text:span><text:span text:style-name="T3">recommends kindness</text:span><text:span text:style-name="T6"> promises blessings to the kind-hearted, I ask all who/ have done Mitchel Sloog good to look for the appro-/-val and favors of their Maker and God./</text:span></text:p>
      <text:p text:style-name="P6"><text:span text:style-name="T6">And now we are about to deliver to mother earth what/ belongs thereunto. <text:s/>We may regret that society has been/ deprived so soon of </text:span><text:span text:style-name="T3">one</text:span><text:span text:style-name="T6"> a member who might have reflected upon/ it </text:span><text:span text:style-name="T3">lasting</text:span><text:span text:style-name="T6"> credit, and with the sages of old, we may cry,/ "weep for the losers and not fore the loss", but we should/ become reconciled to </text:span><text:span text:style-name="T3">his</text:span><text:span text:style-name="T6"> the absence </text:span><text:span text:style-name="T3">on</text:span><text:span text:style-name="T6"> of Mitchell upon earth, certain that/ he is already beatified in heaven./</text:span></text:p>
      <text:p text:style-name="P6"><text:span text:style-name="T6"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4T12:17:07.81</meta:creation-date>
    <dc:date>2012-10-04T13:33:42.72</dc:date>
    <dc:creator>Penn Libraries</dc:creator>
    <meta:editing-duration>PT00H13M3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1068" meta:character-count="6640"/>
  </office:meta>
</office:document-meta>
</file>